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46in"/>
    </style:style>
    <style:style style:name="co2" style:family="table-column">
      <style:table-column-properties fo:break-before="auto" style:column-width="0.5374in"/>
    </style:style>
    <style:style style:name="co3" style:family="table-column">
      <style:table-column-properties fo:break-before="auto" style:column-width="0.5563in"/>
    </style:style>
    <style:style style:name="co4" style:family="table-column">
      <style:table-column-properties fo:break-before="auto" style:column-width="0.5661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819in"/>
    </style:style>
    <style:style style:name="co8" style:family="table-column">
      <style:table-column-properties fo:break-before="auto" style:column-width="0.6575in"/>
    </style:style>
    <style:style style:name="co9" style:family="table-column">
      <style:table-column-properties fo:break-before="auto" style:column-width="1.346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PageStyle_5f_Captai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pt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portrai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tlas/captain/01.pn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/captain/02.p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as/captain/03.p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las/captain/04.png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las/captain/05.p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las/captain/06.png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las/captain/07.png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/captain/08.png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00" calcext:value-type="float">
            <text:p>220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s/captain/09.png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las/captain/10.png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00" calcext:value-type="float">
            <text:p>2600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las/captain/11.png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0" calcext:value-type="float">
            <text:p>280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las/captain/12.png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las/captain/13.png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00" calcext:value-type="float">
            <text:p>3200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tlas/captain/14.png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00" calcext:value-type="float">
            <text:p>340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tlas/captain/15.png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las/captain/16.png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00" calcext:value-type="float">
            <text:p>3800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las/captain/17.png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0" calcext:value-type="float">
            <text:p>4000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las/captain/18.png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00" calcext:value-type="float">
            <text:p>4200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las/captain/19.png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00" calcext:value-type="float">
            <text:p>4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tlas/captain/20.png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00" calcext:value-type="float">
            <text:p>4600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las/captain/21.png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00" calcext:value-type="float">
            <text:p>4800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tlas/captain/22.png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" calcext:value-type="float">
            <text:p>5000</text:p>
          </table:table-cell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tlas/captain/23.png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00" calcext:value-type="float">
            <text:p>5200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las/captain/24.png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00" calcext:value-type="float">
            <text:p>5400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las/captain/25.png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600" calcext:value-type="float">
            <text:p>560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las/captain/26.png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00" calcext:value-type="float">
            <text:p>580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s/captain/27.png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00" calcext:value-type="float">
            <text:p>600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las/captain/28.png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00" calcext:value-type="float">
            <text:p>620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las/captain/29.png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00" calcext:value-type="float">
            <text:p>6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las/captain/30.png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00" calcext:value-type="float">
            <text:p>660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las/captain/31.png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00" calcext:value-type="float">
            <text:p>680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tlas/captain/32.png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00" calcext:value-type="float">
            <text:p>700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tlas/captain/33.png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00" calcext:value-type="float">
            <text:p>720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tlas/captain/34.png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00" calcext:value-type="float">
            <text:p>7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tlas/captain/35.png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600" calcext:value-type="float">
            <text:p>760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tlas/captain/36.png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00" calcext:value-type="float">
            <text:p>780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tlas/captain/37.png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00" calcext:value-type="float">
            <text:p>800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tlas/captain/38.png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00" calcext:value-type="float">
            <text:p>820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tlas/captain/39.png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00" calcext:value-type="float">
            <text:p>8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tlas/captain/40.png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600" calcext:value-type="float">
            <text:p>860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tlas/captain/41.png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800" calcext:value-type="float">
            <text:p>880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tlas/captain/42.png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00" calcext:value-type="float">
            <text:p>900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tlas/captain/43.png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200" calcext:value-type="float">
            <text:p>920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tlas/captain/44.png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400" calcext:value-type="float">
            <text:p>940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tlas/captain/45.png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00" calcext:value-type="float">
            <text:p>960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tlas/captain/46.png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00" calcext:value-type="float">
            <text:p>980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tlas/captain/47.png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tlas/captain/48.png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200" calcext:value-type="float">
            <text:p>1020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tlas/captain/49.png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00" calcext:value-type="float">
            <text:p>10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tlas/captain/50.png</text:p>
          </table:table-cell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p" table:style-name="ta2">
        <office:forms form:automatic-focus="false" form:apply-design-mode="false"/>
        <table:table-column table:style-name="co6" table:number-columns-repeated="5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rice</text:p>
          </table:table-cell>
          <table:table-cell office:value-type="string">
            <text:p>speed</text:p>
          </table:table-cell>
          <table:table-cell office:value-type="string">
            <text:p>durability</text:p>
          </table:table-cell>
          <table:table-cell office:value-type="string">
            <text:p>load</text:p>
          </table:table-cell>
          <table:table-cell office:value-type="string">
            <text:p>portra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tlas/ship/01.p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tlas/ship/02.png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atlas/ship/03.pn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tlas/ship/04.png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tlas/ship/05.png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00">
            <text:p>6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tlas/ship/06.pn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000">
            <text:p>15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tlas/ship/07.pn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00">
            <text:p>185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atlas/ship/08.pn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00">
            <text:p>20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atlas/ship/09.pn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00">
            <text:p>25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atlas/ship/10.png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" svg:font-family="'맑은 고딕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number number:decimal-places="0" number:min-integer-digits="1" number:grouping="true"/>
      <number:text> </number:text>
    </number:number-style>
    <number:number-style style:name="N122P2" style:volatile="true"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number number: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1" number:min-exponent-digits="1"/>
    </number:number-style>
    <style:style style:name="Default" style:family="table-cell">
      <style:table-cell-properties style:rotation-align="none" style:vertical-align="middle"/>
      <style:text-properties fo:color="#000000" style:font-name="맑은 고딕" fo:font-size="11pt" style:font-name-asian="맑은 고딕" style:font-size-asian="11pt" style:font-name-complex="Arial Unicode M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7/01/2018</text:date>, <text:time>09:0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tain" style:display-name="PageStyle_Capt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bank</meta:initial-creator>
    <meta:creation-date>2018-06-28T06:59:01</meta:creation-date>
    <dc:date>2018-07-01T09:01:15</dc:date>
    <meta:generator>OpenOffice/4.1.5$Unix OpenOffice.org_project/415m1$Build-9789</meta:generator>
    <meta:editing-duration>PT8M54S</meta:editing-duration>
    <meta:editing-cycles>2</meta:editing-cycles>
    <meta:document-statistic meta:table-count="2" meta:cell-count="4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